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9.401cm"/>
    </style:style>
    <style:style style:name="pr1" style:family="presentation" style:parent-style-name="Default-subtitle">
      <style:graphic-properties draw:fill-color="#ffffff" fo:min-height="12.179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text-properties fo:font-size="44pt" style:font-size-asian="44pt" style:font-size-complex="44pt"/>
    </style:style>
    <style:style style:name="P2" style:family="paragraph">
      <loext:graphic-properties draw:fill-color="#ffffff"/>
      <style:text-properties fo:font-size="44pt" style:font-size-asian="44pt" style:font-size-complex="44pt"/>
    </style:style>
    <style:style style:name="P3" style:family="paragraph">
      <loext:graphic-properties draw:fill-color="#ffffff"/>
    </style:style>
    <style:style style:name="P4" style:family="paragraph">
      <loext:graphic-properties draw:fill="none" draw:fill-color="#ffffff"/>
    </style:style>
    <style:style style:name="P5" style:family="paragraph">
      <style:text-properties fo:font-size="28pt" style:font-size-asian="28pt" style:font-size-complex="28pt"/>
    </style:style>
    <style:style style:name="P6" style:family="paragraph">
      <loext:graphic-properties draw:fill="none" draw:fill-color="#ffffff"/>
      <style:text-properties fo:font-size="28pt" style:font-size-asian="28pt" style:font-size-complex="28pt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font-size="28pt" fo:font-weight="bold" style:font-size-asian="28pt" style:font-weight-asian="bold" style:font-size-complex="28pt" style:font-weight-complex="bold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font-size="28pt" fo:font-weight="normal" style:font-size-asian="28pt" style:font-weight-asian="normal" style:font-size-complex="28pt" style:font-weight-complex="normal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2" draw:layer="layout" svg:width="25.199cm" svg:height="12.179cm" svg:x="1.524cm" svg:y="2.807cm" presentation:class="subtitle" presentation:user-transformed="true">
          <draw:text-box>
            <text:p text:style-name="P1"><text:span text:style-name="T1">Week 3:</text:span></text:p>
            <text:p text:style-name="P1"><text:span text:style-name="T1">Asking the Right Question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Proposition 1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Proposition 2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Proposition 3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Proposition 4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Proposition 5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Projects</text:p>
          </draw:text-box>
        </draw:frame>
        <draw:frame draw:style-name="gr2" draw:text-style-name="P4" draw:layer="layout" svg:width="24.13cm" svg:height="5.939cm" svg:x="2.54cm" svg:y="5.334cm">
          <draw:text-box>
            <text:p>Project 1: Global Environmental Aid (GEF)</text:p>
            <text:p>Project 2: Urban Poverty (US Census)</text:p>
            <text:p>Project 3: Global Conflict and Displaced People (UCDP)</text:p>
            <text:p>Project 4: Global Urban Growth (World Bank)</text:p>
            <text:p>Project 5: Climate Risk in the US (US Army Corps of Engineers)</text:p>
            <text:p/>
            <text:p>Project 6 (Final): Choose your own adventure, TBD.</text:p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3" draw:layer="layout" svg:width="25.199cm" svg:height="3.506cm" svg:x="1.4cm" svg:y="0.508cm" presentation:class="title" presentation:user-transformed="true">
          <draw:text-box>
            <text:p>Project 1 : Defining <text:line-break/>&amp; Simulating Uncertainty</text:p>
          </draw:text-box>
        </draw:frame>
        <draw:frame draw:style-name="gr2" draw:text-style-name="P6" draw:layer="layout" svg:width="24.13cm" svg:height="14.564cm" svg:x="2.54cm" svg:y="4.572cm">
          <draw:text-box>
            <text:p text:style-name="P5"><text:span text:style-name="T2">Client</text:span><text:span text:style-name="T3">: Global Environmental Facility</text:span><text:span text:style-name="T3"><text:line-break/></text:span><text:span text:style-name="T3"/></text:p>
            <text:p text:style-name="P5"><text:span text:style-name="T2">Key Question</text:span><text:span text:style-name="T3">: Where is land degradation aid needed most, and are those the same areas it is currently targeted at?</text:span><text:span text:style-name="T3"><text:line-break/></text:span><text:span text:style-name="T3"/></text:p>
            <text:p text:style-name="P5"><text:span text:style-name="T2">Key Data: </text:span><text:span text:style-name="T4">Normalized Difference Vegetation Index (NDVI), International Aid Data</text:span><text:span text:style-name="T4"><text:line-break/></text:span><text:span text:style-name="T4"/></text:p>
            <text:p text:style-name="P5"><text:span text:style-name="T2">Source: </text:span><text:span text:style-name="T4">geo.aiddata.org</text:span><text:span text:style-name="T4"><text:line-break/></text:span><text:span text:style-name="T4"/></text:p>
            <text:p text:style-name="P5"><text:span text:style-name="T2">Key Techniques to be Employed: </text:span><text:span text:style-name="T4">Simulation Modeling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3" draw:layer="layout" svg:width="25.199cm" svg:height="3.506cm" svg:x="1.4cm" svg:y="0.508cm" presentation:class="title" presentation:user-transformed="true">
          <draw:text-box>
            <text:p>Project 1 </text:p>
          </draw:text-box>
        </draw:frame>
        <draw:frame draw:style-name="gr2" draw:text-style-name="P6" draw:layer="layout" svg:width="24.13cm" svg:height="10.554cm" svg:x="2.54cm" svg:y="4.572cm">
          <draw:text-box>
            <text:p text:style-name="P5"><text:span text:style-name="T2">Stretch Goal 1</text:span><text:span text:style-name="T3">: </text:span></text:p>
            <text:p text:style-name="P5"><text:span text:style-name="T3">Acquire and Process Satellite Data on your Own!</text:span></text:p>
            <text:p text:style-name="P5"><text:span text:style-name="T5">(Not for the faint of heart, only do this if you have some GIS and remote sensing training)</text:span></text:p>
            <text:p text:style-name="P5"><text:span text:style-name="T3"/></text:p>
            <text:p text:style-name="P5"><text:span text:style-name="T2">Stretch Goal 2</text:span><text:span text:style-name="T3">:</text:span></text:p>
            <text:p text:style-name="P5"><text:span text:style-name="T4">Add an additional covariate to enhance your targeting analysis, and both (a) defend it theoretically, and (b) provide a justification for how you include uncertainty into the new variable in your simulation approach.</text:span></text:p>
            <text:p text:style-name="P5"><text:span text:style-name="T3"/>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Project 1 – Example Cas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4">
              <text:list-item>
                <text:p><text:span text:style-name="T6">Chose Country</text:span>: Honduras</text:p>
              </text:list-item>
              <text:list-item>
                <text:p><text:span text:style-name="T6">Chose Scale for Analysis</text:span>: ADM 2 (~Counties)</text:p>
              </text:list-item>
              <text:list-item>
                <text:p><text:span text:style-name="T6">Data: </text:span><text:span text:style-name="T7">Mean</text:span><text:span text:style-name="T6"> </text:span><text:span text:style-name="T7">NDVI for 2014, General </text:span><text:span text:style-name="T7">Environmental Protection Aid <text:s/>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Design a Simple Comparis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4">
              <text:list-item>
                <text:p>Global Scale: is Aid going to the same places as where low NDVI values are?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Jupyter Intro Step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4">
              <text:list-item>
                <text:p>Remember: you’re on an HPC!</text:p>
                <text:list>
                  <text:list-item>
                    <text:p>Click “New”, then “Terminal”</text:p>
                  </text:list-item>
                  <text:list-item>
                    <text:p>Important commands:</text:p>
                    <text:list>
                      <text:list-item>
                        <text:p>ls (see your folders and files)</text:p>
                      </text:list-item>
                      <text:list-item>
                        <text:p>mkdir (make a new director – i.e., mkdir project_1)</text:p>
                      </text:list-item>
                      <text:list-item>
                        <text:p>cd (change your director – i.e., cd project_1)</text:p>
                      </text:list-item>
                      <text:list-item>
                        <text:p>rm (delete a file – i.e., rm trash_file.py ; this is forever!)</text:p>
                      </text:list-item>
                      <text:list-item>
                        <text:p>qstat (view current users of the cluster ; qstat -u geogdan to see only your jobs, where geogdan is your user ID)</text:p>
                      </text:list-item>
                      <text:list-item>
                        <text:p>pwd (current directory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3" draw:layer="layout" svg:width="25.199cm" svg:height="3.506cm" svg:x="1.778cm" svg:y="1.016cm" presentation:class="title" presentation:user-transformed="true">
          <draw:text-box>
            <text:p>Why Simulation?</text:p>
          </draw:text-box>
        </draw:frame>
        <draw:frame draw:style-name="gr3" draw:text-style-name="P6" draw:layer="layout" svg:width="25.706cm" svg:height="9.651cm" svg:x="1.524cm" svg:y="4.572cm">
          <draw:text-box>
            <text:p text:style-name="P5"><text:span text:style-name="T4">- Big Data comes with Big Uncertainty</text:span></text:p>
            <text:p text:style-name="P5"><text:span text:style-name="T4"/></text:p>
            <text:p text:style-name="P5"><text:span text:style-name="T4">- Errors can compound across different datasets</text:span></text:p>
            <text:p text:style-name="P5"><text:span text:style-name="T4"/></text:p>
            <text:p text:style-name="P5"><text:span text:style-name="T4">-</text:span><text:span text:style-name="T2"> “Garbage in, garbage out” is garbage. <text:s/>“Garbage in, uncertainty out” is more accurate – but, less catchy.</text:span></text:p>
            <text:p text:style-name="P5"><text:span text:style-name="T3"/>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Project 1 - Grading</text:p>
          </draw:text-box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11T10:03:44.421066610</meta:creation-date>
    <meta:generator>LibreOffice/5.1.6.2$Linux_X86_64 LibreOffice_project/10m0$Build-2</meta:generator>
    <dc:date>2017-09-11T14:29:08.639918446</dc:date>
    <meta:editing-duration>PT1H33M</meta:editing-duration>
    <meta:editing-cycles>8</meta:editing-cycles>
    <meta:document-statistic meta:object-count="76"/>
  </office:meta>
</office:document-meta>
</file>